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9.001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2.011cm" style:rel-column-width="6935*"/>
    </style:style>
    <style:style style:name="Team7.B" style:family="table-column">
      <style:table-column-properties style:column-width="1.879cm" style:rel-column-width="6479*"/>
    </style:style>
    <style:style style:name="Team7.C" style:family="table-column">
      <style:table-column-properties style:column-width="15.111cm" style:rel-column-width="52121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2.896cm" style:rel-column-width="9988*"/>
    </style:style>
    <style:style style:name="Changelog.B" style:family="table-column">
      <style:table-column-properties style:column-width="2.925cm" style:rel-column-width="10090*"/>
    </style:style>
    <style:style style:name="Changelog.C" style:family="table-column">
      <style:table-column-properties style:column-width="13.18cm" style:rel-column-width="45457*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Deadlin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Deadlines.A" style:family="table-column">
      <style:table-column-properties style:column-width="2.699cm" style:rel-column-width="9308*"/>
    </style:style>
    <style:style style:name="Deadlines.B" style:family="table-column">
      <style:table-column-properties style:column-width="16.302cm" style:rel-column-width="56227*"/>
    </style:style>
    <style:style style:name="Deadlines.1" style:family="table-row">
      <style:table-row-properties fo:background-color="#faa61a" fo:keep-together="auto">
        <style:background-image/>
      </style:table-row-properties>
    </style:style>
    <style:style style:name="Deadlin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Deadlin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Deadlines.2" style:family="table-row">
      <style:table-row-properties fo:keep-together="auto"/>
    </style:style>
    <style:style style:name="Deadlin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3" style:family="table-row">
      <style:table-row-properties fo:background-color="#eeeeee" fo:keep-together="auto">
        <style:background-image/>
      </style:table-row-properties>
    </style:style>
    <style:style style:name="Deadlines.A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4" style:family="table-row">
      <style:table-row-properties fo:keep-together="auto"/>
    </style:style>
    <style:style style:name="Deadlines.6" style:family="table-row">
      <style:table-row-properties fo:keep-together="auto"/>
    </style:style>
    <style:style style:name="Naming_5f_convention" style:display-name="Naming_convention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4.101cm" style:rel-column-width="14144*"/>
    </style:style>
    <style:style style:name="Naming_5f_convention.B" style:display-name="Naming_convention.B" style:family="table-column">
      <style:table-column-properties style:column-width="14.9cm" style:rel-column-width="51391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7" style:display-name="Naming_convention.7" style:family="table-row">
      <style:table-row-properties fo:keep-together="auto"/>
    </style:style>
    <style:style style:name="Naming_5f_convention.8" style:display-name="Naming_convention.8" style:family="table-row">
      <style:table-row-properties fo:keep-together="auto"/>
    </style:style>
    <style:style style:name="Naming_5f_convention.13" style:display-name="Naming_convention.13" style:family="table-row">
      <style:table-row-properties fo:keep-together="auto"/>
    </style:style>
    <style:style style:name="Naming_5f_convention.14" style:display-name="Naming_convention.14" style:family="table-row">
      <style:table-row-properties fo:keep-together="auto"/>
    </style:style>
    <style:style style:name="Naming_5f_convention.15" style:display-name="Naming_convention.15" style:family="table-row">
      <style:table-row-properties fo:keep-together="auto"/>
    </style:style>
    <style:style style:name="Naming_5f_convention.16" style:display-name="Naming_convention.16" style:family="table-row">
      <style:table-row-properties fo:keep-together="auto"/>
    </style:style>
    <style:style style:name="Naming_5f_convention.17" style:display-name="Naming_convention.17" style:family="table-row">
      <style:table-row-properties fo:keep-together="auto"/>
    </style:style>
    <style:style style:name="Naming_5f_convention.18" style:display-name="Naming_convention.18" style:family="table-row">
      <style:table-row-properties fo:keep-together="auto"/>
    </style:style>
    <style:style style:name="ToolsPersonal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oolsPersonal.A" style:family="table-column">
      <style:table-column-properties style:column-width="3.56cm" style:rel-column-width="12276*"/>
    </style:style>
    <style:style style:name="ToolsPersonal.B" style:family="table-column">
      <style:table-column-properties style:column-width="5.062cm" style:rel-column-width="17462*"/>
    </style:style>
    <style:style style:name="ToolsPersonal.D" style:family="table-column">
      <style:table-column-properties style:column-width="6.819cm" style:rel-column-width="23521*"/>
    </style:style>
    <style:style style:name="ToolsPersonal.1" style:family="table-row">
      <style:table-row-properties fo:background-color="#f79e10" fo:keep-together="auto">
        <style:background-image/>
      </style:table-row-properties>
    </style:style>
    <style:style style:name="ToolsPersonal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oolsPersonal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oolsPersonal.2" style:family="table-row">
      <style:table-row-properties fo:keep-together="auto"/>
    </style:style>
    <style:style style:name="ToolsPersonal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oolsPersonal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oolsPersonal.3" style:family="table-row">
      <style:table-row-properties fo:background-color="#eeeeee" fo:keep-together="auto">
        <style:background-image/>
      </style:table-row-properties>
    </style:style>
    <style:style style:name="Filetyp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iletypes.A" style:family="table-column">
      <style:table-column-properties style:column-width="3.56cm" style:rel-column-width="12276*"/>
    </style:style>
    <style:style style:name="Filetypes.B" style:family="table-column">
      <style:table-column-properties style:column-width="5.062cm" style:rel-column-width="17462*"/>
    </style:style>
    <style:style style:name="Filetypes.D" style:family="table-column">
      <style:table-column-properties style:column-width="6.819cm" style:rel-column-width="23521*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keep-together="auto"/>
    </style:style>
    <style:style style:name="Filetyp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background-color="#eeeeee" fo:keep-together="auto">
        <style:background-image/>
      </style:table-row-properties>
    </style:style>
    <style:style style:name="Filetypes.8" style:family="table-row">
      <style:table-row-properties fo:keep-together="auto"/>
    </style:style>
    <style:style style:name="Filetypes.9" style:family="table-row">
      <style:table-row-properties fo:keep-together="auto"/>
    </style:style>
    <style:style style:name="Filetypes.10" style:family="table-row">
      <style:table-row-properties fo:keep-together="auto"/>
    </style:style>
    <style:style style:name="Filetypes.11" style:family="table-row">
      <style:table-row-properties fo:keep-together="auto"/>
    </style:style>
    <style:style style:name="Format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ormats.A" style:family="table-column">
      <style:table-column-properties style:column-width="3.56cm" style:rel-column-width="12276*"/>
    </style:style>
    <style:style style:name="Formats.B" style:family="table-column">
      <style:table-column-properties style:column-width="5.062cm" style:rel-column-width="17462*"/>
    </style:style>
    <style:style style:name="Formats.D" style:family="table-column">
      <style:table-column-properties style:column-width="6.819cm" style:rel-column-width="23521*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P1" style:family="paragraph" style:parent-style-name="Header">
      <style:text-properties fo:color="#faa61a" fo:language="en" fo:country="US"/>
    </style:style>
    <style:style style:name="P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0a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a863" officeooo:paragraph-rsid="01a1a8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d693" officeooo:paragraph-rsid="01b1d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14fc" officeooo:paragraph-rsid="01b1d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2c5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1ee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b42" officeooo:paragraph-rsid="0103e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8081" officeooo:paragraph-rsid="012a8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e5b8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fda5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1a5f" officeooo:paragraph-rsid="01281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0b6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3e0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cdb" officeooo:paragraph-rsid="01957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7721" officeooo:paragraph-rsid="01987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ext_20_body">
      <style:text-properties fo:language="en" fo:country="US"/>
    </style:style>
    <style:style style:name="P29" style:family="paragraph" style:parent-style-name="Text_20_body">
      <style:text-properties fo:language="en" fo:country="US" officeooo:rsid="0021095f" officeooo:paragraph-rsid="0021095f"/>
    </style:style>
    <style:style style:name="P30" style:family="paragraph" style:parent-style-name="Text_20_body">
      <style:text-properties officeooo:rsid="00f59f30" officeooo:paragraph-rsid="00f59f30"/>
    </style:style>
    <style:style style:name="P31" style:family="paragraph" style:parent-style-name="Text_20_body">
      <style:text-properties officeooo:rsid="00edb367" officeooo:paragraph-rsid="011c6151"/>
    </style:style>
    <style:style style:name="P32" style:family="paragraph" style:parent-style-name="Text_20_body">
      <style:text-properties officeooo:rsid="0140d684" officeooo:paragraph-rsid="0148c917"/>
    </style:style>
    <style:style style:name="P33" style:family="paragraph" style:parent-style-name="Text_20_body">
      <style:text-properties officeooo:rsid="00ef111f" officeooo:paragraph-rsid="011c6151"/>
    </style:style>
    <style:style style:name="P34" style:family="paragraph" style:parent-style-name="Text_20_body">
      <style:text-properties officeooo:rsid="01748f62" officeooo:paragraph-rsid="01748f62"/>
    </style:style>
    <style:style style:name="P35" style:family="paragraph" style:parent-style-name="Text_20_body">
      <style:text-properties officeooo:rsid="01891f31" officeooo:paragraph-rsid="01891f31"/>
    </style:style>
    <style:style style:name="P36" style:family="paragraph" style:parent-style-name="Text_20_body" style:master-page-name="">
      <style:paragraph-properties style:page-number="auto" fo:break-before="auto" fo:break-after="auto"/>
      <style:text-properties officeooo:rsid="010e1e80" officeooo:paragraph-rsid="010e1e80"/>
    </style:style>
    <style:style style:name="P37" style:family="paragraph" style:parent-style-name="Text_20_body" style:master-page-name="">
      <style:paragraph-properties style:page-number="auto" fo:break-before="auto" fo:break-after="auto"/>
      <style:text-properties officeooo:rsid="013c8b42" officeooo:paragraph-rsid="013c8b42"/>
    </style:style>
    <style:style style:name="P38" style:family="paragraph" style:parent-style-name="Title">
      <style:text-properties fo:language="en" fo:country="US" officeooo:paragraph-rsid="001be85e"/>
    </style:style>
    <style:style style:name="P39" style:family="paragraph" style:parent-style-name="Subtitle">
      <style:text-properties fo:language="en" fo:country="US" officeooo:paragraph-rsid="0188317b"/>
    </style:style>
    <style:style style:name="P40" style:family="paragraph" style:parent-style-name="Subtitle">
      <style:text-properties fo:language="en" fo:country="US" officeooo:rsid="0109302d" officeooo:paragraph-rsid="0188317b"/>
    </style:style>
    <style:style style:name="P41" style:family="paragraph" style:parent-style-name="Codice">
      <style:text-properties officeooo:paragraph-rsid="018bfe8d"/>
    </style:style>
    <style:style style:name="P42" style:family="paragraph" style:parent-style-name="Text_20_body" style:list-style-name="">
      <style:paragraph-properties fo:text-align="justify" style:justify-single-word="false" fo:hyphenation-ladder-count="no-limit"/>
      <style:text-properties fo:language="en" fo:country="US" officeooo:rsid="0079ae0b" officeooo:paragraph-rsid="0079ae0b" fo:hyphenate="true" fo:hyphenation-remain-char-count="2" fo:hyphenation-push-char-count="2"/>
    </style:style>
    <style:style style:name="P43" style:family="paragraph" style:parent-style-name="Heading_20_1">
      <style:text-properties officeooo:rsid="013280b9" officeooo:paragraph-rsid="013af552"/>
    </style:style>
    <style:style style:name="P44" style:family="paragraph" style:parent-style-name="Heading_20_1">
      <style:text-properties officeooo:rsid="00f78cb5" officeooo:paragraph-rsid="00f78cb5"/>
    </style:style>
    <style:style style:name="P45" style:family="paragraph" style:parent-style-name="Heading_20_1" style:master-page-name="Standard">
      <style:paragraph-properties style:page-number="1"/>
      <style:text-properties fo:language="en" fo:country="US"/>
    </style:style>
    <style:style style:name="P46" style:family="paragraph" style:parent-style-name="Heading_20_1" style:list-style-name="">
      <style:paragraph-properties fo:text-align="justify" style:justify-single-word="false" fo:hyphenation-ladder-count="no-limit" fo:break-before="page"/>
      <style:text-properties fo:language="en" fo:country="US" officeooo:rsid="0079ae0b" officeooo:paragraph-rsid="0079ae0b" fo:hyphenate="true" fo:hyphenation-remain-char-count="2" fo:hyphenation-push-char-count="2"/>
    </style:style>
    <style:style style:name="P47" style:family="paragraph" style:parent-style-name="Heading_20_1">
      <style:paragraph-properties fo:break-before="page"/>
      <style:text-properties fo:language="en" fo:country="US" officeooo:rsid="00df6ae2" officeooo:paragraph-rsid="00dec2bd"/>
    </style:style>
    <style:style style:name="P48" style:family="paragraph" style:parent-style-name="Heading_20_1" style:master-page-name="">
      <style:paragraph-properties style:page-number="auto" fo:break-before="auto" fo:break-after="auto"/>
      <style:text-properties officeooo:rsid="00ed745b" officeooo:paragraph-rsid="0148c917"/>
    </style:style>
    <style:style style:name="P4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Contents_20_Heading" style:master-page-name="Index">
      <style:paragraph-properties style:page-number="auto"/>
    </style:style>
    <style:style style:name="P51" style:family="paragraph" style:parent-style-name="Standard" style:list-style-name="L1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 style:list-style-name="L3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 style:list-style-name="L4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 style:list-style-name="L5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 style:list-style-name="L6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 style:list-style-name="L7"/>
    <style:style style:name="P58" style:family="paragraph" style:parent-style-name="Standard" style:list-style-name="L8"/>
    <style:style style:name="T1" style:family="text">
      <style:text-properties officeooo:rsid="00270dc0"/>
    </style:style>
    <style:style style:name="T2" style:family="text">
      <style:text-properties officeooo:rsid="00eebd95"/>
    </style:style>
    <style:style style:name="T3" style:family="text">
      <style:text-properties officeooo:rsid="00f0b3d2"/>
    </style:style>
    <style:style style:name="T4" style:family="text">
      <style:text-properties officeooo:rsid="00f5cf00"/>
    </style:style>
    <style:style style:name="T5" style:family="text">
      <style:text-properties officeooo:rsid="0105d08e"/>
    </style:style>
    <style:style style:name="T6" style:family="text">
      <style:text-properties officeooo:rsid="01096b93"/>
    </style:style>
    <style:style style:name="T7" style:family="text">
      <style:text-properties officeooo:rsid="010b69bf"/>
    </style:style>
    <style:style style:name="T8" style:family="text">
      <style:text-properties officeooo:rsid="010e1e80"/>
    </style:style>
    <style:style style:name="T9" style:family="text">
      <style:text-properties officeooo:rsid="011e665e"/>
    </style:style>
    <style:style style:name="T10" style:family="text">
      <style:text-properties officeooo:rsid="0137effc"/>
    </style:style>
    <style:style style:name="T11" style:family="text">
      <style:text-properties officeooo:rsid="017233eb"/>
    </style:style>
    <style:style style:name="T12" style:family="text">
      <style:text-properties officeooo:rsid="0172fd40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df6ae2"/>
    </style:style>
    <style:style style:name="T15" style:family="text">
      <style:text-properties fo:language="en" fo:country="US" officeooo:rsid="017844f5"/>
    </style:style>
    <style:style style:name="T16" style:family="text">
      <style:text-properties fo:language="en" fo:country="US" officeooo:rsid="017ae422"/>
    </style:style>
    <style:style style:name="T17" style:family="text">
      <style:text-properties fo:language="en" fo:country="US" officeooo:rsid="017b4cf4"/>
    </style:style>
    <style:style style:name="T18" style:family="text">
      <style:text-properties officeooo:rsid="017b4cf4"/>
    </style:style>
    <style:style style:name="T19" style:family="text">
      <style:text-properties officeooo:rsid="018ae98e"/>
    </style:style>
    <style:style style:name="T20" style:family="text">
      <style:text-properties officeooo:rsid="018b0605"/>
    </style:style>
    <style:style style:name="T21" style:family="text">
      <style:text-properties officeooo:rsid="018bfe8d"/>
    </style:style>
    <style:style style:name="T22" style:family="text">
      <style:text-properties officeooo:rsid="018e9b07"/>
    </style:style>
    <style:style style:name="T23" style:family="text">
      <style:text-properties officeooo:rsid="01957cdb"/>
    </style:style>
    <style:style style:name="T24" style:family="text">
      <style:text-properties officeooo:rsid="01987721"/>
    </style:style>
    <style:style style:name="T25" style:family="text">
      <style:text-properties officeooo:rsid="01ae011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8"><draw:frame draw:style-name="fr1" draw:name="Immagine1" text:anchor-type="as-char" svg:width="8.31cm" svg:height="2.79cm" draw:z-index="1"><draw:image xlink:href="../../Resources/Logos/unimi.png" xlink:type="simple" xlink:show="embed" xlink:actuate="onLoad" loext:mime-type="image/png"/></draw:frame></text:p>
          </table:table-cell>
          <table:table-cell table:style-name="Tabella1.A1" office:value-type="string">
            <text:p text:style-name="P9"><draw:frame draw:style-name="fr2" draw:name="Immagine2" text:anchor-type="as-char" svg:width="7.83cm" svg:height="2.79cm" draw:z-index="0"><draw:image xlink:href="../../Resources/Logos/logo%20pong.png" xlink:type="simple" xlink:show="embed" xlink:actuate="onLoad" loext:mime-type="image/png"/></draw:frame></text:p>
          </table:table-cell>
        </table:table-row>
      </table:table>
      <text:p text:style-name="P38">Howl’s Moving Castle: <text:span text:style-name="T1">another door</text:span></text:p>
      <text:p text:style-name="P40">Project guidelines</text:p>
      <text:p text:style-name="P39"><draw:frame draw:style-name="fr3" draw:name="Immagine3" text:anchor-type="as-char" svg:width="19.001cm" svg:height="13.24cm" draw:z-index="2"><draw:image xlink:href="../../Resources/Levels/Ingary/The%20Waste/Moving%20Castle/pen.png" xlink:type="simple" xlink:show="embed" xlink:actuate="onLoad" loext:mime-type="image/png"/></draw:frame><draw:frame draw:style-name="fr2" draw:name="Immagine28" text:anchor-type="as-char" svg:width="4.5cm" svg:height="4.5cm" draw:z-index="3"><draw:image xlink:href="../../Resources/Logos/Team7/complesso.png" xlink:type="simple" xlink:show="embed" xlink:actuate="onLoad" loext:mime-type="image/png"/></draw:frame></text:p>
      <table:table table:name="Team7" table:style-name="Team7" table:template-name="Team7Alt">
        <table:table-column table:style-name="Team7.A"/>
        <table:table-column table:style-name="Team7.B"/>
        <table:table-column table:style-name="Team7.C"/>
        <table:table-row table:style-name="Team7.1">
          <table:table-cell table:style-name="Team7.A1" table:number-columns-spanned="3" office:value-type="string">
            <text:p text:style-name="P2">Team7</text:p>
          </table:table-cell>
          <table:covered-table-cell/>
          <table:covered-table-cell/>
        </table:table-row>
        <table:table-row table:style-name="Team7.2">
          <table:table-cell table:style-name="Team7.A2" office:value-type="string">
            <text:p text:style-name="P2">938320</text:p>
          </table:table-cell>
          <table:table-cell table:style-name="Team7.B2" office:value-type="string">
            <text:p text:style-name="P2">Dettori</text:p>
          </table:table-cell>
          <table:table-cell table:style-name="Team7.B2" office:value-type="string">
            <text:p text:style-name="P3">Francesco</text:p>
          </table:table-cell>
        </table:table-row>
        <table:table-row table:style-name="Team7.3">
          <table:table-cell table:style-name="Team7.A2" office:value-type="string">
            <text:p text:style-name="P2">938379</text:p>
          </table:table-cell>
          <table:table-cell table:style-name="Team7.B2" office:value-type="string">
            <text:p text:style-name="P2">Iervolino</text:p>
          </table:table-cell>
          <table:table-cell table:style-name="Team7.B2" office:value-type="string">
            <text:p text:style-name="P3">Riccardo</text:p>
          </table:table-cell>
        </table:table-row>
        <table:table-row table:style-name="Team7.4">
          <table:table-cell table:style-name="Team7.A2" office:value-type="string">
            <text:p text:style-name="P2">931468</text:p>
          </table:table-cell>
          <table:table-cell table:style-name="Team7.B2" office:value-type="string">
            <text:p text:style-name="P2">Maione</text:p>
          </table:table-cell>
          <table:table-cell table:style-name="Team7.B2" office:value-type="string">
            <text:p text:style-name="P3">Michele</text:p>
          </table:table-cell>
        </table:table-row>
      </table:table>
      <text:p text:style-name="P28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50">Index</text:p>
          </text:index-title>
          <text:p text:style-name="P49"><text:a xlink:type="simple" xlink:href="#__RefHeading___Toc154_2204026579">Change log<text:tab/>1</text:a></text:p>
          <text:p text:style-name="P49"><text:a xlink:type="simple" xlink:href="#__RefHeading___Toc555_3951198450">Deadlines<text:tab/>2</text:a></text:p>
          <text:p text:style-name="P49"><text:a xlink:type="simple" xlink:href="#__RefHeading___Toc156_2204026579">Paths and project structure<text:tab/>3</text:a></text:p>
          <text:p text:style-name="P49"><text:a xlink:type="simple" xlink:href="#__RefHeading___Toc800_2442314896">Naming convention<text:tab/>4</text:a></text:p>
          <text:p text:style-name="P49"><text:a xlink:type="simple" xlink:href="#__RefHeading___Toc804_2442314896">Tools, file types and format<text:tab/>4</text:a></text:p>
          <text:p text:style-name="P49"><text:a xlink:type="simple" xlink:href="#__RefHeading___Toc612_854845127">Organization structure<text:tab/>5</text:a></text:p>
          <text:p text:style-name="P49"><text:a xlink:type="simple" xlink:href="#__RefHeading___Toc487_337111748">Version control<text:tab/>5</text:a></text:p>
        </text:index-body>
      </text:table-of-content>
      <text:p text:style-name="P28"/>
      <text:h text:style-name="P45" text:outline-level="1"><text:bookmark-start text:name="__RefHeading___Toc154_2204026579"/>Change log<text:bookmark-end text:name="__RefHeading___Toc154_2204026579"/>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2">User</text:p>
          </table:table-cell>
          <table:table-cell table:style-name="Changelog.B1" office:value-type="string">
            <text:p text:style-name="P2">Date</text:p>
          </table:table-cell>
          <table:table-cell table:style-name="Changelog.B1" office:value-type="string">
            <text:p text:style-name="P2">Description</text:p>
          </table:table-cell>
        </table:table-row>
        <table:table-row table:style-name="Changelog.2">
          <table:table-cell table:style-name="Changelog.A2" office:value-type="string">
            <text:p text:style-name="P2">Maione</text:p>
          </table:table-cell>
          <table:table-cell table:style-name="Changelog.B2" office:value-type="string">
            <text:p text:style-name="P2">25/10/2018</text:p>
          </table:table-cell>
          <table:table-cell table:style-name="Changelog.B2" office:value-type="string">
            <text:p text:style-name="P2">Created this document</text:p>
          </table:table-cell>
        </table:table-row>
        <table:table-row table:style-name="Changelog.3">
          <table:table-cell table:style-name="Changelog.A2" office:value-type="string">
            <text:p text:style-name="P2">Maione</text:p>
          </table:table-cell>
          <table:table-cell table:style-name="Changelog.B2" office:value-type="string">
            <text:p text:style-name="P2">26/11/2018</text:p>
          </table:table-cell>
          <table:table-cell table:style-name="Changelog.B2" office:value-type="string">
            <text:p text:style-name="P2">Added info on issue tracking</text:p>
          </table:table-cell>
        </table:table-row>
        <table:table-row table:style-name="Changelog.4">
          <table:table-cell table:style-name="Changelog.A2" office:value-type="string">
            <text:p text:style-name="P2">Maione</text:p>
          </table:table-cell>
          <table:table-cell table:style-name="Changelog.B2" office:value-type="string">
            <text:p text:style-name="P2">27/11/2018</text:p>
          </table:table-cell>
          <table:table-cell table:style-name="Changelog.B2" office:value-type="string">
            <text:p text:style-name="P2">Added file types</text:p>
          </table:table-cell>
        </table:table-row>
        <table:table-row table:style-name="Changelog.3">
          <table:table-cell table:style-name="Changelog.A2" office:value-type="string">
            <text:p text:style-name="P2">Maione</text:p>
          </table:table-cell>
          <table:table-cell table:style-name="Changelog.B2" office:value-type="string">
            <text:p text:style-name="P2">28/11/2018</text:p>
          </table:table-cell>
          <table:table-cell table:style-name="Changelog.B2" office:value-type="string">
            <text:p text:style-name="P2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P2">Dettori</text:p>
          </table:table-cell>
          <table:table-cell table:style-name="Changelog.B2" office:value-type="string">
            <text:p text:style-name="P2">29/11/2018</text:p>
          </table:table-cell>
          <table:table-cell table:style-name="Changelog.B2" office:value-type="string">
            <text:p text:style-name="P2">Revision</text:p>
          </table:table-cell>
        </table:table-row>
        <table:table-row table:style-name="Changelog.3">
          <table:table-cell table:style-name="Changelog.A2" office:value-type="string">
            <text:p text:style-name="P4">Maione</text:p>
          </table:table-cell>
          <table:table-cell table:style-name="Changelog.B2" office:value-type="string">
            <text:p text:style-name="P4">07/11/2018</text:p>
          </table:table-cell>
          <table:table-cell table:style-name="Changelog.B2" office:value-type="string">
            <text:p text:style-name="P4">Updated path structure</text:p>
          </table:table-cell>
        </table:table-row>
        <table:table-row table:style-name="Changelog.6">
          <table:table-cell table:style-name="Changelog.A2" office:value-type="string">
            <text:p text:style-name="P5">Maione</text:p>
          </table:table-cell>
          <table:table-cell table:style-name="Changelog.B2" office:value-type="string">
            <text:p text:style-name="P5">17/11/2018</text:p>
          </table:table-cell>
          <table:table-cell table:style-name="Changelog.B2" office:value-type="string">
            <text:p text:style-name="P6">Replaced all the embedded images with the refereced one</text:p>
          </table:table-cell>
        </table:table-row>
      </table:table>
      <text:p text:style-name="P29"/>
      <text:h text:style-name="P46" text:outline-level="1"><text:bookmark-start text:name="__RefHeading___Toc555_3951198450"/>Deadlines<text:bookmark-end text:name="__RefHeading___Toc555_3951198450"/></text:h>
      <table:table table:name="Deadlines" table:style-name="Deadlines" table:template-name="Team7Alt">
        <table:table-column table:style-name="Deadlines.A"/>
        <table:table-column table:style-name="Deadlines.B"/>
        <table:table-row table:style-name="Deadlines.1">
          <table:table-cell table:style-name="Deadlines.A1" office:value-type="string">
            <text:p text:style-name="P10">Date</text:p>
          </table:table-cell>
          <table:table-cell table:style-name="Deadlines.B1" office:value-type="string">
            <text:p text:style-name="P10">Description</text:p>
          </table:table-cell>
        </table:table-row>
        <table:table-row table:style-name="Deadlines.2">
          <table:table-cell table:style-name="Deadlines.A2" office:value-type="string">
            <text:p text:style-name="P10">16/10/2018</text:p>
          </table:table-cell>
          <table:table-cell table:style-name="Deadlines.B2" office:value-type="string">
            <text:list xml:id="list1228380318" text:style-name="L1">
              <text:list-item>
                <text:p text:style-name="P51">Teams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10">08/11/2018</text:p>
          </table:table-cell>
          <table:table-cell table:style-name="Deadlines.B3" office:value-type="string">
            <text:list xml:id="list3232089636" text:style-name="L2">
              <text:list-item>
                <text:p text:style-name="P52">Story general idea</text:p>
              </text:list-item>
              <text:list-item>
                <text:p text:style-name="P52">World diagram &amp; goals outline</text:p>
              </text:list-item>
            </text:list>
          </table:table-cell>
        </table:table-row>
        <table:table-row table:style-name="Deadlines.4">
          <table:table-cell table:style-name="Deadlines.A2" office:value-type="string">
            <text:p text:style-name="P10">27/11/2018</text:p>
          </table:table-cell>
          <table:table-cell table:style-name="Deadlines.B2" office:value-type="string">
            <text:list xml:id="list1327767044" text:style-name="L3">
              <text:list-item>
                <text:p text:style-name="P53">Story (complete)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10">11/12/2018</text:p>
          </table:table-cell>
          <table:table-cell table:style-name="Deadlines.B3" office:value-type="string">
            <text:list xml:id="list639551272" text:style-name="L4">
              <text:list-item>
                <text:p text:style-name="P54">Level diagram &amp; description first release</text:p>
              </text:list-item>
            </text:list>
          </table:table-cell>
        </table:table-row>
        <table:table-row table:style-name="Deadlines.6">
          <table:table-cell table:style-name="Deadlines.A2" office:value-type="string">
            <text:p text:style-name="P10">08/01/2019</text:p>
          </table:table-cell>
          <table:table-cell table:style-name="Deadlines.B2" office:value-type="string">
            <text:list xml:id="list3162348481" text:style-name="L5">
              <text:list-item>
                <text:p text:style-name="P55">Level diagram &amp; description final release</text:p>
              </text:list-item>
              <text:list-item>
                <text:p text:style-name="P55">Reference art, event diagrams, flowcharts, etc.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10"><text:span text:style-name="T22">XX</text:span>/01/2019</text:p>
          </table:table-cell>
          <table:table-cell table:style-name="Deadlines.B3" office:value-type="string">
            <text:list xml:id="list3325960613" text:style-name="L6">
              <text:list-item>
                <text:p text:style-name="P56">Show</text:p>
              </text:list-item>
              <text:list-item>
                <text:p text:style-name="P56">Oral exam</text:p>
              </text:list-item>
            </text:list>
          </table:table-cell>
        </table:table-row>
      </table:table>
      <text:h text:style-name="P42" text:outline-level="1"/>
      <text:h text:style-name="P47" text:outline-level="1"><text:bookmark-start text:name="__RefHeading___Toc156_2204026579"/>Paths <text:span text:style-name="T18">and project structure</text:span><text:bookmark-end text:name="__RefHeading___Toc156_2204026579"/></text:h>
      <text:p text:style-name="P34"><text:span text:style-name="T14">T</text:span><text:span text:style-name="T13">he </text:span><text:span text:style-name="T15">project</text:span><text:span text:style-name="T13"> directory </text:span><text:span text:style-name="T15">is the one that contain the .git folder. The </text:span><text:span text:style-name="T17">project </text:span><text:span text:style-name="T16">structure is shown below:</text:span></text:p>
      <text:p text:style-name="Codice">Howl’s Moving Castle - another door</text:p>
      <text:p text:style-name="P41">├───.<text:span text:style-name="T21">git</text:span></text:p>
      <text:p text:style-name="Codice">├───Documentation</text:p>
      <text:p text:style-name="Codice">├───Ideas and suggestions</text:p>
      <text:p text:style-name="Codice">├───Resources</text:p>
      <text:p text:style-name="Codice">│ <text:s text:c="2"/>├───Characters</text:p>
      <text:p text:style-name="Codice">│ <text:s text:c="2"/>│ <text:s text:c="2"/>├───Calcifer</text:p>
      <text:p text:style-name="Codice">│ <text:s text:c="2"/>│ <text:s text:c="2"/>├───Carla</text:p>
      <text:p text:style-name="Codice">│ <text:s text:c="2"/>│ <text:s text:c="2"/>├───Characters Maps</text:p>
      <text:p text:style-name="Codice">│ <text:s text:c="2"/>│ <text:s text:c="2"/>├───Heen</text:p>
      <text:p text:style-name="Codice">│ <text:s text:c="2"/>│ <text:s text:c="2"/>├───Howl Jenkins Pendragon</text:p>
      <text:p text:style-name="Codice">│ <text:s text:c="2"/>│ <text:s text:c="2"/>├───King Breunor</text:p>
      <text:p text:style-name="Codice">│ <text:s text:c="2"/>│ <text:s text:c="2"/>├───Layton</text:p>
      <text:p text:style-name="Codice">│ <text:s text:c="2"/>│ <text:s text:c="2"/>│ <text:s text:c="2"/>├───Layton After Transformation</text:p>
      <text:p text:style-name="Codice">│ <text:s text:c="2"/>│ <text:s text:c="2"/>│ <text:s text:c="2"/>└───Young Layton</text:p>
      <text:p text:style-name="Codice">│ <text:s text:c="2"/>│ <text:s text:c="2"/>├───Madame Suliman</text:p>
      <text:p text:style-name="Codice">│ <text:s text:c="2"/>│ <text:s text:c="2"/>├───Markl</text:p>
      <text:p text:style-name="Codice">│ <text:s text:c="2"/>│ <text:s text:c="2"/>├───Sophie Hatter</text:p>
      <text:p text:style-name="Codice">│ <text:s text:c="2"/>│ <text:s text:c="2"/>└───Witch of the Waste</text:p>
      <text:p text:style-name="Codice">│ <text:s text:c="2"/>├───Levels</text:p>
      <text:p text:style-name="Codice">│ <text:s text:c="2"/>│ <text:s text:c="2"/>├───Ingary</text:p>
      <text:p text:style-name="Codice">│ <text:s text:c="2"/>│ <text:s text:c="2"/>│ <text:s text:c="2"/>├───Kingsbury</text:p>
      <text:p text:style-name="Codice">│ <text:s text:c="2"/>│ <text:s text:c="2"/>│ <text:s text:c="2"/>│ <text:s text:c="2"/>├───City Center</text:p>
      <text:p text:style-name="Codice">│ <text:s text:c="2"/>│ <text:s text:c="2"/>│ <text:s text:c="2"/>│ <text:s text:c="2"/>├───King’s Castle</text:p>
      <text:p text:style-name="Codice">│ <text:s text:c="2"/>│ <text:s text:c="2"/>│ <text:s text:c="2"/>│ <text:s text:c="2"/>└───Suburbs</text:p>
      <text:p text:style-name="Codice">│ <text:s text:c="2"/>│ <text:s text:c="2"/>│ <text:s text:c="2"/>├───Porthaven</text:p>
      <text:p text:style-name="Codice">│ <text:s text:c="2"/>│ <text:s text:c="2"/>│ <text:s text:c="2"/>│ <text:s text:c="2"/>├───Harbour</text:p>
      <text:p text:style-name="Codice">│ <text:s text:c="2"/>│ <text:s text:c="2"/>│ <text:s text:c="2"/>│ <text:s text:c="2"/>├───Market</text:p>
      <text:p text:style-name="Codice">│ <text:s text:c="2"/>│ <text:s text:c="2"/>│ <text:s text:c="2"/>│ <text:s text:c="2"/>└───Ship</text:p>
      <text:p text:style-name="Codice">│ <text:s text:c="2"/>│ <text:s text:c="2"/>│ <text:s text:c="2"/>└───The Waste</text:p>
      <text:p text:style-name="Codice">│ <text:s text:c="2"/>│ <text:s text:c="2"/>│ <text:s text:c="6"/>├───Folding Valley</text:p>
      <text:p text:style-name="Codice">│ <text:s text:c="2"/>│ <text:s text:c="2"/>│ <text:s text:c="6"/>└───Moving Castle</text:p>
      <text:p text:style-name="Codice">│ <text:s text:c="2"/>│ <text:s text:c="2"/>└───Radme</text:p>
      <text:p text:style-name="Codice">│ <text:s text:c="2"/>│ <text:s text:c="6"/>├───Clearing</text:p>
      <text:p text:style-name="Codice">│ <text:s text:c="2"/>│ <text:s text:c="6"/>│ <text:s text:c="2"/>└───Fortress</text:p>
      <text:p text:style-name="Codice">│ <text:s text:c="2"/>│ <text:s text:c="6"/>├───Dark Mountain</text:p>
      <text:p text:style-name="Codice">│ <text:s text:c="2"/>│ <text:s text:c="6"/>│ <text:s text:c="2"/>└───Castle</text:p>
      <text:p text:style-name="Codice">│ <text:s text:c="2"/>│ <text:s text:c="6"/>├───Radme</text:p>
      <text:p text:style-name="Codice">│ <text:s text:c="2"/>│ <text:s text:c="6"/>│ <text:s text:c="2"/>├───Castle</text:p>
      <text:p text:style-name="Codice">│ <text:s text:c="2"/>│ <text:s text:c="6"/>│ <text:s text:c="2"/>├───Sewers</text:p>
      <text:p text:style-name="Codice">│ <text:s text:c="2"/>│ <text:s text:c="6"/>│ <text:s text:c="2"/>└───Temple</text:p>
      <text:p text:style-name="Codice">│ <text:s text:c="2"/>│ <text:s text:c="6"/>├───Roaring Hills</text:p>
      <text:p text:style-name="Codice">│ <text:s text:c="2"/>│ <text:s text:c="6"/>│ <text:s text:c="2"/>├───Mine</text:p>
      <text:p text:style-name="Codice">│ <text:s text:c="2"/>│ <text:s text:c="6"/>│ <text:s text:c="2"/>└───Village</text:p>
      <text:p text:style-name="Codice">│ <text:s text:c="2"/>│ <text:s text:c="6"/>├───Salt Marina</text:p>
      <text:p text:style-name="Codice">│ <text:s text:c="2"/>│ <text:s text:c="6"/>│ <text:s text:c="2"/>├───<text:span text:style-name="T25">Bazaar</text:span></text:p>
      <text:p text:style-name="Codice">│ <text:s text:c="2"/>│ <text:s text:c="6"/>│ <text:s text:c="2"/>└───Harbour</text:p>
      <text:p text:style-name="Codice">│ <text:s text:c="2"/>│ <text:s text:c="6"/>└───Swamps</text:p>
      <text:p text:style-name="Codice">│ <text:s text:c="2"/>└───Logos</text:p>
      <text:p text:style-name="Codice">├───Rules</text:p>
      <text:p text:style-name="Codice">└───Unity projects</text:p>
      <text:h text:style-name="Heading_20_1" text:outline-level="1"><text:bookmark-start text:name="__RefHeading___Toc800_2442314896"/><text:soft-page-break/>Naming convention<text:bookmark-end text:name="__RefHeading___Toc800_2442314896"/></text:h>
      <text:p text:style-name="P32">We choose to use the suggest<text:span text:style-name="T11">ed</text:span> naming convention from <text:span text:style-name="T12">Unity</text:span> <text:span text:style-name="T12">g</text:span>uidelines:</text:p>
      <table:table table:name="Naming_convention" table:style-name="Naming_5f_convention" table:template-name="Team7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Table_20_Contents">Group</text:p>
          </table:table-cell>
          <table:table-cell table:style-name="Naming_5f_convention.B1" office:value-type="string">
            <text:p text:style-name="Table_20_Contents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27">Capitalization Conventions</text:p>
          </table:table-cell>
          <table:table-cell table:style-name="Naming_5f_convention.B2" office:value-type="string">
            <text:p text:style-name="Table_20_Contents">use PascalCasing for all public member, type, and namespace names consisting of multiple words.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Table_20_Contents">use camelCasing for parameter names.</text:p>
          </table:table-cell>
        </table:table-row>
        <table:table-row table:style-name="Naming_5f_convention.4">
          <table:table-cell table:style-name="Naming_5f_convention.A2" table:number-rows-spanned="3" office:value-type="string">
            <text:p text:style-name="P27">General Naming Conventions</text:p>
          </table:table-cell>
          <table:table-cell table:style-name="Naming_5f_convention.B2" office:value-type="string">
            <text:p text:style-name="Table_20_Contents">choose easily readable identifier nam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favor readability over brevity. 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DO NOT use underscores, hyphens, or any other nonalphanumeric characters.</text:p>
          </table:table-cell>
        </table:table-row>
        <table:table-row table:style-name="Naming_5f_convention.7">
          <table:table-cell table:style-name="Naming_5f_convention.A2" table:number-rows-spanned="2" office:value-type="string">
            <text:p text:style-name="P27">Names of Namespaces</text:p>
          </table:table-cell>
          <table:table-cell table:style-name="Naming_5f_convention.B2" office:value-type="string">
            <text:p text:style-name="Table_20_Contents">use prefix namespace names with a company name to prevent namespaces from different companies from having the same name.</text:p>
          </table:table-cell>
        </table:table-row>
        <table:table-row table:style-name="Naming_5f_convention.8">
          <table:covered-table-cell/>
          <table:table-cell table:style-name="Naming_5f_convention.B2" office:value-type="string">
            <text:p text:style-name="Table_20_Contents">use PascalCasing, and separate namespace components with periods.</text:p>
          </table:table-cell>
        </table:table-row>
        <table:table-row table:style-name="Naming_5f_convention.4">
          <table:table-cell table:style-name="Naming_5f_convention.A2" table:number-rows-spanned="4" office:value-type="string">
            <text:p text:style-name="P27">Names of Classes, Structs, and Interfaces</text:p>
          </table:table-cell>
          <table:table-cell table:style-name="Naming_5f_convention.B2" office:value-type="string">
            <text:p text:style-name="Table_20_Contents">name classes and structs with nouns or noun phrases, using PascalCasing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name interfaces with adjective phrases, or occasionally with nouns or noun phras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interface names with the letter I, to indicate that the type is an interface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descriptive type parameter names with T.</text:p>
          </table:table-cell>
        </table:table-row>
        <table:table-row table:style-name="Naming_5f_convention.13">
          <table:table-cell table:style-name="Naming_5f_convention.A2" table:number-rows-spanned="6" office:value-type="string">
            <text:p text:style-name="P27">Names of Type Members</text:p>
          </table:table-cell>
          <table:table-cell table:style-name="Naming_5f_convention.B2" office:value-type="string">
            <text:p text:style-name="Table_20_Contents">give methods names that are verbs or verb phrases.</text:p>
          </table:table-cell>
        </table:table-row>
        <table:table-row table:style-name="Naming_5f_convention.14">
          <table:covered-table-cell/>
          <table:table-cell table:style-name="Naming_5f_convention.B2" office:value-type="string">
            <text:p text:style-name="Table_20_Contents">name properties using a noun, noun phrase, or adjective.</text:p>
          </table:table-cell>
        </table:table-row>
        <table:table-row table:style-name="Naming_5f_convention.15">
          <table:covered-table-cell/>
          <table:table-cell table:style-name="Naming_5f_convention.B2" office:value-type="string">
            <text:p text:style-name="Table_20_Contents">name collection properties with a plural phrase describing the items in the collection instead of using a singular phrase.</text:p>
          </table:table-cell>
        </table:table-row>
        <table:table-row table:style-name="Naming_5f_convention.16">
          <table:covered-table-cell/>
          <table:table-cell table:style-name="Naming_5f_convention.B2" office:value-type="string">
            <text:p text:style-name="Table_20_Contents">name Boolean properties with an affirmative phrase.</text:p>
          </table:table-cell>
        </table:table-row>
        <table:table-row table:style-name="Naming_5f_convention.17">
          <table:covered-table-cell/>
          <table:table-cell table:style-name="Naming_5f_convention.B2" office:value-type="string">
            <text:p text:style-name="Table_20_Contents">name events with a verb or a verb phrase.</text:p>
          </table:table-cell>
        </table:table-row>
        <table:table-row table:style-name="Naming_5f_convention.18">
          <table:covered-table-cell/>
          <table:table-cell table:style-name="Naming_5f_convention.B2" office:value-type="string">
            <text:p text:style-name="Table_20_Contents">give events names with a concept of before and after, using the present and past tenses.</text:p>
          </table:table-cell>
        </table:table-row>
      </table:table>
      <text:h text:style-name="P48" text:outline-level="1"><text:bookmark-start text:name="__RefHeading___Toc804_2442314896"/>Tools, <text:span text:style-name="T10">file types and format</text:span><text:bookmark-end text:name="__RefHeading___Toc804_2442314896"/></text:h>
      <text:p text:style-name="P31">We configured a <text:span text:style-name="T8">v</text:span>irtual <text:span text:style-name="T8">m</text:span>achine with Oracle Virtualbox <text:span text:style-name="T3">5.2</text:span> with <text:span text:style-name="T2">Windows 10</text:span> and installed all the software for developing this game.</text:p>
      <text:p text:style-name="P33">The tools used on the personal computer are listed below:</text:p>
      <table:table table:name="ToolsPersonal" table:style-name="ToolsPersonal" table:template-name="Team7">
        <table:table-column table:style-name="ToolsPersonal.A"/>
        <table:table-column table:style-name="ToolsPersonal.B"/>
        <table:table-column table:style-name="ToolsPersonal.A"/>
        <table:table-column table:style-name="ToolsPersonal.D"/>
        <table:table-row table:style-name="ToolsPersonal.1">
          <table:table-cell table:style-name="ToolsPersonal.A1" office:value-type="string">
            <text:p text:style-name="P11">Group</text:p>
          </table:table-cell>
          <table:table-cell table:style-name="ToolsPersonal.B1" office:value-type="string">
            <text:p text:style-name="P14">File type</text:p>
          </table:table-cell>
          <table:table-cell table:style-name="ToolsPersonal.B1" office:value-type="string">
            <text:p text:style-name="P14">Extension</text:p>
          </table:table-cell>
          <table:table-cell table:style-name="ToolsPersonal.B1" office:value-type="string">
            <text:p text:style-name="P14">Software</text:p>
          </table:table-cell>
        </table:table-row>
        <table:table-row table:style-name="ToolsPersonal.2">
          <table:table-cell table:style-name="ToolsPersonal.A2" office:value-type="string">
            <text:p text:style-name="P16">Organization</text:p>
          </table:table-cell>
          <table:table-cell table:style-name="ToolsPersonal.B2" office:value-type="string">
            <text:p text:style-name="P17">Issue tracking</text:p>
          </table:table-cell>
          <table:table-cell table:style-name="ToolsPersonal.B2" office:value-type="string">
            <text:p text:style-name="P14"/>
          </table:table-cell>
          <table:table-cell table:style-name="ToolsPersonal.B2" office:value-type="string">
            <text:p text:style-name="P17">Pivotal Tracker <text:span text:style-name="T5">(online)</text:span></text:p>
          </table:table-cell>
        </table:table-row>
        <table:table-row table:style-name="ToolsPersonal.3">
          <table:table-cell table:style-name="ToolsPersonal.A2" table:number-rows-spanned="2" office:value-type="string">
            <text:p text:style-name="P16">Environment</text:p>
          </table:table-cell>
          <table:table-cell table:style-name="ToolsPersonal.B2" office:value-type="string">
            <text:p text:style-name="P14">Virtual machine</text:p>
          </table:table-cell>
          <table:table-cell table:style-name="ToolsPersonal.B2" office:value-type="string">
            <text:p text:style-name="P14">.vdi</text:p>
          </table:table-cell>
          <table:table-cell table:style-name="ToolsPersonal.B2" office:value-type="string">
            <text:p text:style-name="P14">Virtual Box 5.2</text:p>
          </table:table-cell>
        </table:table-row>
        <table:table-row table:style-name="ToolsPersonal.3">
          <table:covered-table-cell/>
          <table:table-cell table:style-name="ToolsPersonal.B2" office:value-type="string">
            <text:p text:style-name="P14">O.S.</text:p>
          </table:table-cell>
          <table:table-cell table:style-name="ToolsPersonal.B2" office:value-type="string">
            <text:p text:style-name="P14"/>
          </table:table-cell>
          <table:table-cell table:style-name="ToolsPersonal.B2" office:value-type="string">
            <text:p text:style-name="P14">Windows 10</text:p>
          </table:table-cell>
        </table:table-row>
      </table:table>
      <text:p text:style-name="P36">The tools used on the virtual machine are listed below:</text:p>
      <table:table table:name="Filetypes" table:style-name="Filetypes" table:template-name="Team7">
        <table:table-column table:style-name="Filetypes.A"/>
        <table:table-column table:style-name="Filetypes.B"/>
        <table:table-column table:style-name="Filetypes.A"/>
        <table:table-column table:style-name="Filetypes.D"/>
        <table:table-row table:style-name="Filetypes.1">
          <table:table-cell table:style-name="Filetypes.A1" office:value-type="string">
            <text:p text:style-name="P12">Group</text:p>
          </table:table-cell>
          <table:table-cell table:style-name="Filetypes.B1" office:value-type="string">
            <text:p text:style-name="P14">File type</text:p>
          </table:table-cell>
          <table:table-cell table:style-name="Filetypes.B1" office:value-type="string">
            <text:p text:style-name="P14">Extension</text:p>
          </table:table-cell>
          <table:table-cell table:style-name="Filetypes.B1" office:value-type="string">
            <text:p text:style-name="P14">Software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18">Organization</text:p>
          </table:table-cell>
          <table:table-cell table:style-name="Filetypes.B2" office:value-type="string">
            <text:p text:style-name="P14">Version control</text:p>
          </table:table-cell>
          <table:table-cell table:style-name="Filetypes.B2" office:value-type="string">
            <text:p text:style-name="P14">.git</text:p>
          </table:table-cell>
          <table:table-cell table:style-name="Filetypes.B2" office:value-type="string">
            <text:p text:style-name="P14">Git <text:span text:style-name="T9">2.19</text:span></text:p>
          </table:table-cell>
        </table:table-row>
        <table:table-row table:style-name="Filetypes.3">
          <table:covered-table-cell/>
          <table:table-cell table:style-name="Filetypes.B2" office:value-type="string">
            <text:p text:style-name="P19">Flowchart</text:p>
          </table:table-cell>
          <table:table-cell table:style-name="Filetypes.B2" office:value-type="string">
            <text:p text:style-name="P19">(.xml)</text:p>
          </table:table-cell>
          <table:table-cell table:style-name="Filetypes.B2" office:value-type="string">
            <text:p text:style-name="P20">Draw.io Desktop 8.8.0</text:p>
          </table:table-cell>
        </table:table-row>
        <table:table-row table:style-name="Filetypes.4">
          <table:covered-table-cell/>
          <table:table-cell table:style-name="Filetypes.B2" office:value-type="string">
            <text:p text:style-name="P14">Text document</text:p>
          </table:table-cell>
          <table:table-cell table:style-name="Filetypes.B2" office:value-type="string">
            <text:p text:style-name="P14">.odt</text:p>
          </table:table-cell>
          <table:table-cell table:style-name="Filetypes.B2" office:value-type="string">
            <text:p text:style-name="P14">LibreOffice 6.1.2</text:p>
          </table:table-cell>
        </table:table-row>
        <table:table-row table:style-name="Filetypes.5">
          <table:covered-table-cell/>
          <table:table-cell table:style-name="Filetypes.B2" office:value-type="string">
            <text:p text:style-name="P14">Document presentation</text:p>
          </table:table-cell>
          <table:table-cell table:style-name="Filetypes.B2" office:value-type="string">
            <text:p text:style-name="P14">.pdf</text:p>
          </table:table-cell>
          <table:table-cell table:style-name="Filetypes.B2" office:value-type="string">
            <text:p text:style-name="P14">Adobe Acrobat Reader DC 2019</text:p>
          </table:table-cell>
        </table:table-row>
        <table:table-row table:style-name="Filetypes.6">
          <table:table-cell table:style-name="Filetypes.A2" table:number-rows-spanned="2" office:value-type="string">
            <text:p text:style-name="P21">Development</text:p>
          </table:table-cell>
          <table:table-cell table:style-name="Filetypes.B2" office:value-type="string">
            <text:p text:style-name="P14">C# project</text:p>
          </table:table-cell>
          <table:table-cell table:style-name="Filetypes.B2" office:value-type="string">
            <text:p text:style-name="P14">.sln</text:p>
          </table:table-cell>
          <table:table-cell table:style-name="Filetypes.B2" office:value-type="string">
            <text:p text:style-name="P14">Visual Studio 2017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14">Unity project</text:p>
          </table:table-cell>
          <table:table-cell table:style-name="Filetypes.B2" office:value-type="string">
            <text:p text:style-name="P14">.unity</text:p>
          </table:table-cell>
          <table:table-cell table:style-name="Filetypes.B2" office:value-type="string">
            <text:p text:style-name="P14">Unity 2018.2</text:p>
          </table:table-cell>
        </table:table-row>
        <table:table-row table:style-name="Filetypes.8">
          <table:table-cell table:style-name="Filetypes.A2" table:number-rows-spanned="4" office:value-type="string">
            <text:p text:style-name="P12">Asset editing</text:p>
          </table:table-cell>
          <table:table-cell table:style-name="Filetypes.B2" office:value-type="string">
            <text:p text:style-name="P22">Raster image</text:p>
          </table:table-cell>
          <table:table-cell table:style-name="Filetypes.B2" office:value-type="string">
            <text:p text:style-name="P14">.<text:span text:style-name="T6">png</text:span>; .<text:span text:style-name="T6">jpg; .tiff</text:span></text:p>
          </table:table-cell>
          <table:table-cell table:style-name="Filetypes.B2" office:value-type="string">
            <text:p text:style-name="P14">GIMP 2.10</text:p>
          </table:table-cell>
        </table:table-row>
        <table:table-row table:style-name="Filetypes.9">
          <table:covered-table-cell/>
          <table:table-cell table:style-name="Filetypes.B2" office:value-type="string">
            <text:p text:style-name="P22">Vectore image</text:p>
          </table:table-cell>
          <table:table-cell table:style-name="Filetypes.B2" office:value-type="string">
            <text:p text:style-name="P14">.<text:span text:style-name="T7">svg</text:span></text:p>
          </table:table-cell>
          <table:table-cell table:style-name="Filetypes.B2" office:value-type="string">
            <text:p text:style-name="P14">Inkscape 0.91</text:p>
          </table:table-cell>
        </table:table-row>
        <table:table-row table:style-name="Filetypes.10">
          <table:covered-table-cell/>
          <table:table-cell table:style-name="Filetypes.B2" office:value-type="string">
            <text:p text:style-name="P22">3D models</text:p>
          </table:table-cell>
          <table:table-cell table:style-name="Filetypes.B2" office:value-type="string">
            <text:p text:style-name="P14">.blend; .fbx</text:p>
          </table:table-cell>
          <table:table-cell table:style-name="Filetypes.B2" office:value-type="string">
            <text:p text:style-name="P14">Blender 2.79</text:p>
          </table:table-cell>
        </table:table-row>
        <table:table-row table:style-name="Filetypes.11">
          <table:covered-table-cell/>
          <table:table-cell table:style-name="Filetypes.B2" office:value-type="string">
            <text:p text:style-name="P25">Music and sounds</text:p>
          </table:table-cell>
          <table:table-cell table:style-name="Filetypes.B2" office:value-type="string">
            <text:p text:style-name="P14">.<text:span text:style-name="T23">mp3</text:span></text:p>
          </table:table-cell>
          <table:table-cell table:style-name="Filetypes.B2" office:value-type="string">
            <text:p text:style-name="P14">FL Studio <text:span text:style-name="T23">20</text:span></text:p>
          </table:table-cell>
        </table:table-row>
        <table:table-row table:style-name="Filetypes.6">
          <table:table-cell table:style-name="Filetypes.A2" office:value-type="string">
            <text:p text:style-name="P7">General editing</text:p>
          </table:table-cell>
          <table:table-cell table:style-name="Filetypes.B2" office:value-type="string">
            <text:p text:style-name="P22">Other text file</text:p>
          </table:table-cell>
          <table:table-cell table:style-name="Filetypes.B2" office:value-type="string">
            <text:p text:style-name="P14"/>
          </table:table-cell>
          <table:table-cell table:style-name="Filetypes.B2" office:value-type="string">
            <text:p text:style-name="P14">Notepad++ 7.5.9</text:p>
          </table:table-cell>
        </table:table-row>
      </table:table>
      <text:p text:style-name="P37">Some file types have specific formats:</text:p>
      <table:table table:name="Formats" table:style-name="Formats" table:template-name="Team7">
        <table:table-column table:style-name="Formats.A"/>
        <table:table-column table:style-name="Formats.B"/>
        <table:table-column table:style-name="Formats.A"/>
        <table:table-column table:style-name="Formats.D"/>
        <text:soft-page-break/>
        <table:table-row table:style-name="Formats.1">
          <table:table-cell table:style-name="Formats.A1" office:value-type="string">
            <text:p text:style-name="P13">Group</text:p>
          </table:table-cell>
          <table:table-cell table:style-name="Formats.B1" office:value-type="string">
            <text:p text:style-name="P15">File type</text:p>
          </table:table-cell>
          <table:table-cell table:style-name="Formats.B1" office:value-type="string">
            <text:p text:style-name="P15">Extension</text:p>
          </table:table-cell>
          <table:table-cell table:style-name="Formats.B1" office:value-type="string">
            <text:p text:style-name="P24">Format</text:p>
          </table:table-cell>
        </table:table-row>
        <table:table-row table:style-name="Formats.2">
          <table:table-cell table:style-name="Formats.A2" table:number-rows-spanned="2" office:value-type="string">
            <text:p text:style-name="P13">Asset editing</text:p>
          </table:table-cell>
          <table:table-cell table:style-name="Formats.B2" office:value-type="string">
            <text:p text:style-name="P23">Raster image</text:p>
          </table:table-cell>
          <table:table-cell table:style-name="Formats.B2" office:value-type="string">
            <text:p text:style-name="P15">.<text:span text:style-name="T6">png</text:span>; .<text:span text:style-name="T6">jpg; .tiff</text:span></text:p>
          </table:table-cell>
          <table:table-cell table:style-name="Formats.B2" office:value-type="string">
            <text:p text:style-name="P24">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26">Music and sounds</text:p>
          </table:table-cell>
          <table:table-cell table:style-name="Formats.B2" office:value-type="string">
            <text:p text:style-name="P15">.<text:span text:style-name="T24">mp3</text:span></text:p>
          </table:table-cell>
          <table:table-cell table:style-name="Formats.B2" office:value-type="string">
            <text:p text:style-name="P15">320 kbps</text:p>
          </table:table-cell>
        </table:table-row>
      </table:table>
      <text:h text:style-name="P43" text:outline-level="1"><text:bookmark-start text:name="__RefHeading___Toc612_854845127"/>Organization <text:span text:style-name="T20">structure</text:span><text:bookmark-end text:name="__RefHeading___Toc612_854845127"/></text:h>
      <text:p text:style-name="P35"><text:span text:style-name="T20">Below t</text:span>he project <text:span text:style-name="T20">organization</text:span> <text:span text:style-name="T19">structure:</text:span></text:p>
      <text:p text:style-name="Codice">Head of studio</text:p>
      <text:p text:style-name="Codice">├───Producer - Manager - Project director</text:p>
      <text:p text:style-name="Codice">└───Dev team</text:p>
      <text:p text:style-name="Codice"><text:s text:c="4"/>├───Technical manager</text:p>
      <text:p text:style-name="Codice"><text:s text:c="4"/>│ <text:s text:c="2"/>└───Programmers</text:p>
      <text:p text:style-name="Codice"><text:s text:c="4"/>├───Design manager</text:p>
      <text:p text:style-name="Codice"><text:s text:c="4"/>│ <text:s text:c="2"/>├───Game designers</text:p>
      <text:p text:style-name="Codice"><text:s text:c="4"/>│ <text:s text:c="2"/>└───Level designers</text:p>
      <text:p text:style-name="Codice"><text:s text:c="4"/>│ <text:s text:c="6"/>└───Team7</text:p>
      <text:p text:style-name="Codice"><text:s text:c="4"/>├───Art manager</text:p>
      <text:p text:style-name="Codice"><text:s text:c="4"/>│ <text:s text:c="2"/>├───Artists</text:p>
      <text:p text:style-name="Codice"><text:s text:c="4"/>│ <text:s text:c="2"/>└───Animators</text:p>
      <text:p text:style-name="Codice"><text:s text:c="4"/>├───QA</text:p>
      <text:p text:style-name="Codice"><text:s text:c="4"/>└───Audio team</text:p>
      <text:h text:style-name="P44" text:outline-level="1"><text:bookmark-start text:name="__RefHeading___Toc487_337111748"/>Version control<text:bookmark-end text:name="__RefHeading___Toc487_337111748"/></text:h>
      <text:p text:style-name="P30">The web-based hosting service for version control that we use is GitHub Inc.:</text:p>
      <text:p text:style-name="Standard"><text:span text:style-name="T4">U</text:span>rl:</text:p>
      <text:list xml:id="list3623755805" text:style-name="L7">
        <text:list-item>
          <text:p text:style-name="P57">https://github.com/mikymaione/Howl-s-Moving-Castle-another-door</text:p>
        </text:list-item>
      </text:list>
      <text:p text:style-name="Standard">Administrator:</text:p>
      <text:list xml:id="list1905462855" text:style-name="L8">
        <text:list-item>
          <text:p text:style-name="P58">Michele Ma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.101cm" loext:contextual-spacing="false" fo:line-height="115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style:style style:name="Team7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  <table:table-template table:name="Team7" table:first-row-end-column="row" table:first-row-start-column="row" table:last-row-end-column="row" table:last-row-start-column="row">
      <table:first-row table:style-name="Team7.1"/>
      <table:last-row table:style-name="Team7.2"/>
      <table:first-column table:style-name="Team7.3"/>
      <table:last-column table:style-name="Team7.4"/>
      <table:body table:style-name="Team7.9"/>
      <table:even-rows table:style-name="Team7.5"/>
      <table:odd-rows table:style-name="Team7.6"/>
      <table:even-columns table:style-name="Team7.7"/>
      <table:odd-columns table:style-name="Team7.8"/>
      <table:background table:style-name="Team7.10"/>
      <loext:first-row-even-column table:style-name="Team7.15"/>
      <loext:last-row-even-column table:style-name="Team7.16"/>
      <loext:first-row-end-column table:style-name="Team7.12"/>
      <loext:first-row-start-column table:style-name="Team7.11"/>
      <loext:last-row-end-column table:style-name="Team7.14"/>
      <loext:last-row-start-column table:style-name="Team7.13"/>
    </table:table-templat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/<text:page-count>7</text:page-count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1-17T17:19:33.471000000</dc:date>
    <meta:editing-duration>PT9H48M24S</meta:editing-duration>
    <meta:editing-cycles>393</meta:editing-cycles>
    <meta:generator>LibreOffice/6.1.2.1$Windows_X86_64 LibreOffice_project/65905a128db06ba48db947242809d14d3f9a93fe</meta:generator>
    <dc:subject>Howl's Moving Castle: another door</dc:subject>
    <dc:title>Howl's Moving Castle: another door - guidelines</dc:title>
    <dc:creator>Michele Maione</dc:creator>
    <meta:document-statistic meta:table-count="8" meta:image-count="4" meta:object-count="0" meta:page-count="7" meta:paragraph-count="237" meta:word-count="799" meta:character-count="5224" meta:non-whitespace-character-count="4315"/>
  </office:meta>
</office:document-meta>
</file>